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oll Your Own</text:p>
      <text:p text:style-name="P2">VC Sequencer</text:p>
      <text:p text:style-name="P1">KIT</text:p>
      <text:p text:style-name="Standard"/>
      <text:p text:style-name="Standard">Width:<text:tab/>10 HP</text:p>
      <text:p text:style-name="Standard">Depth:<text:tab/>42 mm</text:p>
      <text:p text:style-name="Standard">Power<text:tab/>+12V:<text:tab/>28 mA</text:p>
      <text:p text:style-name="Standard"><text:tab/>-12V:<text:tab/>11 mA</text:p>
      <text:p text:style-name="Standard"/>
      <text:p text:style-name="Standard">Nominal impedance</text:p>
      <text:p text:style-name="Standard">CV/Clock in:<text:tab/>100 kohm</text:p>
      <text:p text:style-name="Standard">Reset in:<text:tab/>100 kohm</text:p>
      <text:p text:style-name="Standard">Output:<text:tab/>in loop compensated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8M23S</meta:editing-duration>
    <meta:editing-cycles>12</meta:editing-cycles>
    <meta:generator>OpenOffice/4.0.1$Win32 OpenOffice.org_project/401m5$Build-9714</meta:generator>
    <dc:date>2014-03-11T22:11:15.26</dc:date>
    <meta:document-statistic meta:table-count="0" meta:image-count="0" meta:object-count="0" meta:page-count="1" meta:paragraph-count="11" meta:word-count="33" meta:character-count="164"/>
    <meta:user-defined meta:name="Info 1"/>
    <meta:user-defined meta:name="Info 2"/>
    <meta:user-defined meta:name="Info 3"/>
    <meta:user-defined meta:name="Info 4"/>
  </office:meta>
</office:document-meta>
</file>